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3"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6"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0"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8"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9"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
            <text:p>1,1 sec</text:p>
          </table:table-cell>
          <table:table-cell table:style-name="ce162" table:formula="of:=TESTSTAT(&quot;count&quot;; [.B46])" office:value-type="float" office:value="2095">
            <text:p>2095</text:p>
          </table:table-cell>
          <table:table-cell table:style-name="ce164" table:formula="of:=[.E46]/[.D46]" office:value-type="float" office:value="1904.54545454545">
            <text:p>1904,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5 1408">
            <text:p>test_Parser(multiplicity): 1,5 1408</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5">
            <text:p>1,5 sec</text:p>
          </table:table-cell>
          <table:table-cell table:style-name="ce162" table:formula="of:=TESTSTAT(&quot;count&quot;; [.B47])" office:value-type="float" office:value="1408">
            <text:p>1408</text:p>
          </table:table-cell>
          <table:table-cell table:style-name="ce164" table:formula="of:=[.E47]/[.D47]" office:value-type="float" office:value="938.666666666667">
            <text:p>938,7 a/sec</text:p>
          </table:table-cell>
          <table:table-cell table:number-columns-repeated="4"/>
        </table:table-row>
        <table:table-row table:style-name="ro6">
          <table:table-cell/>
          <table:table-cell table:formula="of:=TEST_PARSER(&quot;basic&quot;)" office:value-type="string" office:string-value="test_Parser(basic): 2,3 3205">
            <text:p>test_Parser(basic): 2,3 3205</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205">
            <text:p>3205</text:p>
          </table:table-cell>
          <table:table-cell table:style-name="ce164" table:formula="of:=[.E48]/[.D48]" office:value-type="float" office:value="1393.47826086957">
            <text:p>1393,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7">
            <text:p>0,7 sec</text:p>
          </table:table-cell>
          <table:table-cell table:style-name="ce162" table:formula="of:=TESTSTAT(&quot;count&quot;; [.B49])" office:value-type="float" office:value="471">
            <text:p>471</text:p>
          </table:table-cell>
          <table:table-cell table:style-name="ce164"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7 2948">
            <text:p>test_Parser(numbers): 2,7 2948</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7">
            <text:p>2,7 sec</text:p>
          </table:table-cell>
          <table:table-cell table:style-name="ce162" table:formula="of:=TESTSTAT(&quot;count&quot;; [.B50])" office:value-type="float" office:value="2948">
            <text:p>2948</text:p>
          </table:table-cell>
          <table:table-cell table:style-name="ce164" table:formula="of:=[.E50]/[.D50]" office:value-type="float" office:value="1091.85185185185">
            <text:p>1091,9 a/sec</text:p>
          </table:table-cell>
          <table:table-cell table:number-columns-repeated="4"/>
        </table:table-row>
        <table:table-row table:style-name="ro6">
          <table:table-cell/>
          <table:table-cell table:formula="of:=TEST_PARSER(&quot;types&quot;)" office:value-type="string" office:string-value="test_Parser(types): 7,2 11062">
            <text:p>test_Parser(types): 7,2 11062</text:p>
          </table:table-cell>
          <table:table-cell table:formula="of:=TESTSTAT(&quot;name&quot;; [.B51])" office:value-type="string" office:string-value="test_Parser(types):">
            <text:p>test_Parser(types):</text:p>
          </table:table-cell>
          <table:table-cell table:style-name="ce160" table:formula="of:=TESTSTAT(&quot;time&quot;; [.B51])" office:value-type="float" office:value="7.2">
            <text:p>7,2 sec</text:p>
          </table:table-cell>
          <table:table-cell table:style-name="ce162" table:formula="of:=TESTSTAT(&quot;count&quot;; [.B51])" office:value-type="float" office:value="11062">
            <text:p>11062</text:p>
          </table:table-cell>
          <table:table-cell table:style-name="ce164" table:formula="of:=[.E51]/[.D51]" office:value-type="float" office:value="1536.38888888889">
            <text:p>1536,4 a/sec</text:p>
          </table:table-cell>
          <table:table-cell table:number-columns-repeated="4"/>
        </table:table-row>
        <table:table-row table:style-name="ro6">
          <table:table-cell table:number-columns-repeated="3"/>
          <table:table-cell table:style-name="ce161" table:formula="of:=SUM([.D46:.D51])" office:value-type="float" office:value="15.5">
            <text:p>15,5 sec</text:p>
          </table:table-cell>
          <table:table-cell table:style-name="ce163" table:formula="of:=SUM([.E46:.E51])" office:value-type="float" office:value="21189">
            <text:p>21189</text:p>
          </table:table-cell>
          <table:table-cell table:style-name="ce165" table:formula="of:=[.E52]/[.D52]" office:value-type="float" office:value="1367.03225806452">
            <text:p>1367,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6,6 21184">
            <text:p>test_Parser(all): 16,6 21184</text:p>
          </table:table-cell>
          <table:table-cell table:formula="of:=TESTSTAT(&quot;name&quot;; [.B54])" office:value-type="string" office:string-value="test_Parser(all):">
            <text:p>test_Parser(all):</text:p>
          </table:table-cell>
          <table:table-cell table:style-name="ce160" table:formula="of:=TESTSTAT(&quot;time&quot;; [.B54])" office:value-type="float" office:value="16.6">
            <text:p>16,6 sec</text:p>
          </table:table-cell>
          <table:table-cell table:style-name="ce162" table:formula="of:=TESTSTAT(&quot;count&quot;; [.B54])" office:value-type="float" office:value="21184">
            <text:p>21184</text:p>
          </table:table-cell>
          <table:table-cell table:style-name="ce164" table:formula="of:=[.E54]/[.D54]" office:value-type="float" office:value="1276.14457831325">
            <text:p>1276,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return '(Unit [])')">
            <text:p>(return '(Unit [])')</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0"/>
        <table:table-column table:style-name="co17" table:default-cell-style-name="ce184"/>
        <table:table-column table:style-name="co18" table:default-cell-style-name="ce168"/>
        <table:table-column table:style-name="co5" table:number-columns-repeated="1018" table:default-cell-style-name="ce168"/>
        <table:table-row table:style-name="ro14">
          <table:table-cell table:number-columns-repeated="2"/>
          <table:table-cell table:style-name="ce172" table:number-columns-repeated="2"/>
          <table:table-cell table:style-name="ce181"/>
          <table:table-cell table:style-name="ce172"/>
          <table:table-cell table:number-columns-repeated="1018"/>
        </table:table-row>
        <table:table-row table:style-name="ro6">
          <table:table-cell/>
          <table:table-cell table:style-name="ce169" office:value-type="string" table:number-columns-spanned="1" table:number-rows-spanned="22">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3" table:formula="of:=DERIVATIONTREE_PRSGRAMMAR([.B24]; SUM([.D2:.D23]))" office:value-type="string" office:string-value="─Grammar&#13;&#10; ├─Rule&#13;&#10; │ ├─RuleName:'_S'&#13;&#10; │ └─Alt&#13;&#10; │   └─Con&#13;&#10; │     └─Atom&#13;&#10; │       └─Nonterminal:'_Grammar'&#13;&#10; ├─Rule&#13;&#10; │ ├─RuleName:'_ws'&#13;&#10; │ └─Alt&#13;&#10; │   ├─Con&#13;&#10; │   │ └─Atom&#13;&#10; │   │   └─Terminal:' '&#13;&#10; │   └─Con&#13;&#10; │     └─Atom&#13;&#10; │       └─Terminal:'t'&#13;&#10; ├─Rule&#13;&#10; │ ├─RuleName:'_nl'&#13;&#10; │ └─Alt&#13;&#10; │   ├─Con&#13;&#10; │   │ ├─Atom&#13;&#10; │   │ │ └─Terminal:'r'&#13;&#10; │   │ └─Atom&#13;&#10; │   │   └─Terminal:'n'&#13;&#10; │   └─Con&#13;&#10; │     ├─Atom&#13;&#10; │     │ └─Terminal:'n'&#13;&#10; │     └─Atom&#13;&#10; │       └─Terminal:'r'&#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RuleName:'_Terminal'&#13;&#10;   └─Alt&#13;&#10;     └─Con&#13;&#10;       ├─Atom&#13;&#10;       │ └─Terminal:'\&quot;'&#13;&#10;       ├─Atom&#13;&#10;       │ └─Alt&#13;&#10;       │   └─Con&#13;&#10;       │     └─Atom&#13;&#10;       │       └─Nonterminal:'escQ'&#13;&#10;       └─Atom&#13;&#10;         └─Terminal:'\&quot;'" table:number-columns-spanned="1" table:number-rows-spanned="23">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6"/>└─Terminal:'t'</text:p>
            <text:p><text:s/>├─Rule</text:p>
            <text:p><text:s/>│ ├─RuleName:'_nl'</text:p>
            <text:p><text:s/>│ └─Alt</text:p>
            <text:p><text:s/>│ <text:s text:c="2"/>├─Con</text:p>
            <text:p><text:s/>│ <text:s text:c="2"/>│ ├─Atom</text:p>
            <text:p><text:s/>│ <text:s text:c="2"/>│ │ └─Terminal:'r'</text:p>
            <text:p><text:s/>│ <text:s text:c="2"/>│ └─Atom</text:p>
            <text:p><text:s/>│ <text:s text:c="2"/>│ <text:s text:c="2"/>└─Terminal:'n'</text:p>
            <text:p><text:s/>│ <text:s text:c="2"/>└─Con</text:p>
            <text:p><text:s/>│ <text:s text:c="4"/>├─Atom</text:p>
            <text:p><text:s/>│ <text:s text:c="4"/>│ └─Terminal:'n'</text:p>
            <text:p><text:s/>│ <text:s text:c="4"/>└─Atom</text:p>
            <text:p><text:s/>│ <text:s text:c="6"/>└─Terminal:'r'</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text:c="3"/>├─RuleName:'_Terminal'</text:p>
            <text:p><text:s text:c="3"/>└─Alt</text:p>
            <text:p><text:s text:c="5"/>└─Con</text:p>
            <text:p><text:s text:c="7"/>├─Atom</text:p>
            <text:p><text:s text:c="7"/>│ └─Terminal:'\"'</text:p>
            <text:p><text:s text:c="7"/>├─Atom</text:p>
            <text:p><text:s text:c="7"/>│ └─Alt</text:p>
            <text:p><text:s text:c="7"/>│ <text:s text:c="2"/>└─Con</text:p>
            <text:p><text:s text:c="7"/>│ <text:s text:c="4"/>└─Atom</text:p>
            <text:p><text:s text:c="7"/>│ <text:s text:c="6"/>└─Nonterminal:'escQ'</text:p>
            <text:p><text:s text:c="7"/>└─Atom</text:p>
            <text:p><text:s text:c="9"/>└─Terminal:'\"'</text:p>
          </table:table-cell>
          <table:table-cell table:style-name="ce176" table:formula="of:=[.E2]*[.F2]" office:value-type="float" office:value="1">
            <text:p>1</text:p>
          </table:table-cell>
          <table:table-cell table:style-name="ce182" office:value-type="string">
            <text:p>1</text:p>
          </table:table-cell>
          <table:table-cell table:style-name="ce186"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4"/>
          <table:table-cell table:style-name="ce177" table:formula="of:=[.E3]*[.F3]" office:value-type="float" office:value="2">
            <text:p>2</text:p>
          </table:table-cell>
          <table:table-cell table:style-name="ce183" office:value-type="string">
            <text:p>1</text:p>
          </table:table-cell>
          <table:table-cell table:style-name="ce187"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4"/>
          <table:table-cell table:style-name="ce177" table:formula="of:=[.E4]*[.F4]" office:value-type="float" office:value="4">
            <text:p>4</text:p>
          </table:table-cell>
          <table:table-cell table:style-name="ce183" office:value-type="string">
            <text:p>1</text:p>
          </table:table-cell>
          <table:table-cell table:style-name="ce187"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4"/>
          <table:table-cell table:style-name="ce177" table:formula="of:=[.E5]*[.F5]" office:value-type="float" office:value="8">
            <text:p>8</text:p>
          </table:table-cell>
          <table:table-cell table:style-name="ce183" office:value-type="string">
            <text:p>1</text:p>
          </table:table-cell>
          <table:table-cell table:style-name="ce187"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4"/>
          <table:table-cell table:style-name="ce177" table:formula="of:=[.E6]*[.F6]" office:value-type="float" office:value="0">
            <text:p>0</text:p>
          </table:table-cell>
          <table:table-cell table:style-name="ce183" office:value-type="string">
            <text:p>0</text:p>
          </table:table-cell>
          <table:table-cell table:style-name="ce187"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15">
          <table:table-cell/>
          <table:table-cell table:style-name="ce171" office:value-type="string">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5"/>
          <table:table-cell table:style-name="ce179"/>
          <table:table-cell table:style-name="ce185"/>
          <table:table-cell table:style-name="ce189"/>
          <table:table-cell table:number-columns-repeated="1018"/>
        </table:table-row>
        <table:table-row table:style-name="ro14" table:number-rows-repeated="1048551">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3">13.05.2017</text:date>, <text:time>00:28: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3T00:28:58.59</dc:date>
    <meta:editing-duration>P154DT20H19M38S</meta:editing-duration>
    <meta:editing-cycles>594</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R &amp; "  " &amp; _argsStr(assertionName, args) _
						&amp; CR &amp; "but it failed:" _
						&amp; CR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R &amp; "  " &amp; _argsStr(assertionName, args) _
						&amp; CR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x As Variant)
	MsgBox(toString(x))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 Also: fail &gt;&gt;= f
	'       = fail
	'  and: (return v) &gt;&gt;= f
	'       = f v
		Dim q As Object, g As Object, v As Object	
		If p.tp = "bind" Then
			If p.st2 = 3 Then ' p has shape q &gt;&gt;= return ° g
				'q = p.st0	  ' so ((q &gt;&gt;= return ° g) &gt;&gt;= f) = (q &gt;&gt;= f ° g)
				'g = p.st3
				If isKsomething(f) Then ' f = K v  so  f ° g = (K v) ° g = K v = f
					p = p.st0		' hence p &gt;&gt;= f  =  q &gt;&gt;= f ° g  is just  q &gt;&gt;= f
				ElseIf isBsomething(f) Then ' f = h ° i  so  f ° g = (h ° i) ° g = h ° (i ° g)
					g = compose(car(partialArgs(f)), p.st3) ' get out B's 2nd arg (they're in reverse!)
					f = compose(cadr(partialArgs(f)), g) ' get out B's 1st arg (they're in reverse!)
					p = p.st0
				Else ' general: p &gt;&gt;= f  =  q &gt;&gt;= f ° g
					f = compose(f, p.st3)
					p = p.st0
				End If
			ElseIf p.st2 = 2 Then ' p has shape q &gt;&gt;= K (return v)
				croak("pBind (q &gt;&gt;= K (return v)) ")
			ElseIf p.st2 = 1 Then ' p has shape q &gt;&gt;= K v  [where v is a Parser]
				croak("pBind (q &gt;&gt;= K r)")
			Else ' p has general shape q &gt;&gt;= g
				croak("pBind (q &gt;&gt;= g)")
			End If
		ElseIf p.tp = "return" Then
			croak("pBind ((return x) &gt;&gt;= g)")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Dim inner As String
				inner = toString(v)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amp; _applyP_callCount(0) &amp; "/" &amp; _applyP_callCount(1)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Mult(dtMultLabel("/", pItem))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result = Empty				
		End Select
	End If
	If isEmpty(result) Then
		croak("toDerivationP: cannot handle .tp=" _
			&amp; toString(p.tp) _
			&amp; NL &amp; NL &amp; toString(p) _
		)
	End If
	_toDerivationP = result
End Function

'= tests ======================================================================

Function test_AST()
	test_AST_toDerivationP_typ(0)
	'test_AST_toDerivationP_typ(dtOpt_hideSkipped)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Function test_AST_toDerivationP_typ(opts As Integer)
	Dim p As Object, q As Object, x As Variant
	Dim hideSkipped As Boolean
	hideSkipped = (opts And dtOpt_hideSkipped)
	
	p = pItem
	q = toDerivationP(p, opts)
	assertEqual(q.typ, typ_Parser_ASN).x
	
	p = pStr("x")
	q = toDerivationP(p, opts)
	assertEqual(q.typ, typ_Parser_ASN).x
	
	p = pSat(equ("x"))
	q = toDerivationP(p, opts)
	assertEqual(q.typ, typ_Parser_ASN).x
	
	p = pSkip(pItem)
	q = toDerivationP(p, opts)
	msgbox(toString(q))
	assertEqual(q.typ, IIf(hideSkipped, "", typ_Parser_ASN)).x
	
	p = pSkip(pStr("x"))
	q = toDerivationP(p, opts)
	assertEqual(q.typ, IIf(hideSkipped, "", typ_Parser_ASN)).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MsgBox(parserStats)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